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34.27mm"/>
    </style:style>
    <style:style style:name="co2" style:family="table-column">
      <style:table-column-properties fo:break-before="auto" style:column-width="52.79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22.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Fira Sans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font-name="Fira 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/>
          <table:table-cell table:style-name="ce1" office:value-type="string" calcext:value-type="string">
            <text:p>Chamleon</text:p>
          </table:table-cell>
          <table:table-cell table:style-name="ce1" office:value-type="string" calcext:value-type="string">
            <text:p>Ebay/Craigslist/Gumtree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string" calcext:value-type="string">
            <text:p>Shopify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Values</text:p>
          </table:table-cell>
          <table:table-cell office:value-type="string" calcext:value-type="string">
            <text:p>special products at special prices. We find the best bargains for you.</text:p>
          </table:table-cell>
          <table:table-cell office:value-type="string" calcext:value-type="string">
            <text:p>fleab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tur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ket/Demographic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pp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onsive/mob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e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tomer serv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ial media integr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unt/shopping ca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yment Metho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mmend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duct inform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vig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yalty progra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duct galle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rch fun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ut p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 sale produc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quest unstocked produ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IPAPGothic" style:font-family-asian="IPA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5:08:48.190941649</meta:creation-date>
    <dc:date>2016-03-07T15:44:29.136982121</dc:date>
    <meta:editing-duration>PT35M40S</meta:editing-duration>
    <meta:editing-cycles>4</meta:editing-cycles>
    <meta:generator>LibreOffice/5.0.4.2$Linux_X86_64 LibreOffice_project/00m0$Build-2</meta:generator>
    <meta:document-statistic meta:table-count="1" meta:cell-count="27" meta:object-count="0"/>
  </office:meta>
</office:document-meta>
</file>